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Helvetica Neue" svg:font-family="'Helvetica Neue', Helvetica, Arial, sans-serif"/>
    <style:font-face style:name="Mangal1" svg:font-family="Mangal"/>
    <style:font-face style:name="Futura-Medium" svg:font-family="Futura-Medium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 style:list-style-name="">
      <style:paragraph-properties style:text-autospace="non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font-name-asian="Futura-Medium" style:font-size-asian="12pt" style:font-name-complex="Futura-Medium" style:font-size-complex="12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Arial" fo:font-size="12pt" style:font-name-asian="Futura-Medium" style:font-size-asian="12pt" style:font-name-complex="Futura-Medium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style:font-name-asian="Futura-Medium" style:font-name-complex="Futura-Mediu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teup Excercise 3</text:p>
      <text:p text:style-name="P3"/>
      <text:p text:style-name="P3">Arianova Mendioroz (s0518061)</text:p>
      <text:p text:style-name="P3">Bernhard Johannes Eiling (s0535003)</text:p>
      <text:p text:style-name="P1"/>
      <text:p text:style-name="P2">Pre-Lab:</text:p>
      <text:p text:style-name="P2"/>
      <text:p text:style-name="P2">1.</text:p>
      <text:p text:style-name="P2"/>
      <text:p text:style-name="P2">a)</text:p>
      <text:p text:style-name="P2">Programm A:</text:p>
      <text:p text:style-name="P2">150 * 10.000 * ln(10.000) = 13.815.510</text:p>
      <text:p text:style-name="P2"/>
      <text:p text:style-name="P2">Programm B:</text:p>
      <text:p text:style-name="P2">10.000² = 100.000.000</text:p>
      <text:p text:style-name="P2"/>
      <text:p text:style-name="P2">Programm A hat für große Werte die bessere Laufzeit.</text:p>
      <text:p text:style-name="P2"/>
      <text:p text:style-name="P2"/>
      <text:p text:style-name="P2">b)</text:p>
      <text:p text:style-name="P2">Programm A:</text:p>
      <text:p text:style-name="P2">150 * 100 * ln(100) = 69077</text:p>
      <text:p text:style-name="P2"/>
      <text:p text:style-name="P2">Programm B:</text:p>
      <text:p text:style-name="P2">100² = 10.000</text:p>
      <text:p text:style-name="P2"/>
      <text:p text:style-name="P2">Programm B hat für kleine Werte eine bessere Laufzeit.</text:p>
      <text:p text:style-name="P2"/>
      <text:p text:style-name="P2"/>
      <text:p text:style-name="P2">c)</text:p>
      <text:p text:style-name="P2">Programm A:</text:p>
      <text:p text:style-name="P2">150 * 1.000 * ln(1.000) = 1.036.163</text:p>
      <text:p text:style-name="P2"/>
      <text:p text:style-name="P2">Programm B:</text:p>
      <text:p text:style-name="P2">1.000² = 1.000.000</text:p>
      <text:p text:style-name="P2"/>
      <text:p text:style-name="P2">Programm A und B sind fast gleichwertig in ihren Laufzeiten.</text:p>
      <text:p text:style-name="P2"/>
      <text:p text:style-name="P2"/>
      <text:p text:style-name="P2">d)</text:p>
      <text:p text:style-name="P2">Da wir Programm B nicht kennen können wir nicht ausschließen, dass es ungeachtet der eingegebenen Werte bereits früh abbricht. Z.b. wenn eine bestimmte Bedingung es terminieren lässt.</text:p>
      <text:p text:style-name="P2"/>
      <text:p text:style-name="P2"/>
      <text:p text:style-name="P2">2.</text:p>
      <text:p text:style-name="P2"/>
      <text:p text:style-name="P2">a)</text:p>
      <text:p text:style-name="P2">linear: 0,5 ms * 5 = 2,5 ms</text:p>
      <text:p text:style-name="P2"/>
      <text:p text:style-name="P2">b)</text:p>
      <text:p text:style-name="P2">O(N * ln(N)): 0,5 ms * (5 * ln(5)) = 4,02 ms</text:p>
      <text:p text:style-name="P2"><text:soft-page-break/></text:p>
      <text:p text:style-name="P2">c)</text:p>
      <text:p text:style-name="P2">quadratisch: 0,5 ms * 5² = 12,5 ms</text:p>
      <text:p text:style-name="P2"/>
      <text:p text:style-name="P2">d)</text:p>
      <text:p text:style-name="P2">kubisch: 0,5 ms * 5³ = 62,5 ms</text:p>
      <text:p text:style-name="P2"/>
      <text:p text:style-name="P2"/>
      <text:p text:style-name="P2">3.</text:p>
      <text:p text:style-name="P2"/>
      <text:p text:style-name="P2">a)</text:p>
      <text:p text:style-name="P2">linear: 6.000 ms * 100 * 2 = 1.200.000 ms</text:p>
      <text:p text:style-name="P2"/>
      <text:p text:style-name="P2">b)</text:p>
      <text:p text:style-name="P2">O(N * ln(n)): 746.269</text:p>
      <text:p text:style-name="P2"/>
      <text:p text:style-name="P2">c)</text:p>
      <text:p text:style-name="P2">quadratisch: 240.000</text:p>
      <text:p text:style-name="P2"/>
      <text:p text:style-name="P2">d)</text:p>
      <text:p text:style-name="P2">kubisch: 48.000</text:p>
      <text:p text:style-name="P2"/>
      <text:p text:style-name="P2"/>
      <text:p text:style-name="P2">4.</text:p>
      <text:p text:style-name="P2"/>
      <text:p text:style-name="P2">Die Richtige Reihenfolge der Laufzeiten ist folgende:</text:p>
      <text:p text:style-name="P2"/>
      <text:p text:style-name="P7"><text:span text:style-name="T1">2/N</text:span></text:p>
      <text:p text:style-name="P8">37</text:p>
      <text:p text:style-name="P8">square root of N</text:p>
      <text:p text:style-name="P8">N, 2N/2</text:p>
      <text:p text:style-name="P8">2N</text:p>
      <text:p text:style-name="P8">N log log N</text:p>
      <text:p text:style-name="P8">N log N</text:p>
      <text:p text:style-name="P8">N1.5</text:p>
      <text:p text:style-name="P8">N log (N2)</text:p>
      <text:p text:style-name="P8">N log2 N</text:p>
      <text:p text:style-name="P8">N2</text:p>
      <text:p text:style-name="P6"><text:span text:style-name="T2">N</text:span><text:span text:style-name="T2">2 </text:span><text:span text:style-name="T2">log N</text:span></text:p>
      <text:p text:style-name="P2"/>
      <text:p text:style-name="P2"/>
      <text:p text:style-name="P2">Lab Excercise:</text:p>
      <text:p text:style-name="P2"/>
      <text:p text:style-name="P2">Die Laufzeiten der Fragmente sind folgende:</text:p>
      <text:p text:style-name="P2"/>
      <text:p text:style-name="P2">1. N<text:tab/><text:tab/><text:tab/>sum = 99</text:p>
      <text:p text:style-name="P2">2. N²<text:tab/><text:tab/><text:tab/>sum = 9801</text:p>
      <text:p text:style-name="P2">3. (N * (N + 1)) / 2<text:tab/>sum = 4950</text:p>
      <text:p text:style-name="P2">4. 2 * N<text:tab/><text:tab/>sum = 198</text:p>
      <text:p text:style-name="P2">5. N³<text:tab/><text:tab/><text:tab/>sum = 970299</text:p>
      <text:p text:style-name="P2">6. ((N – 1) * N) / 2<text:tab/>sum = 4851</text:p>
      <text:p text:style-name="P2">7. näherungsweise: n^4 * ln(n * ln(n²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Helvetica Neue" svg:font-family="'Helvetica Neue', Helvetica, Arial, sans-serif"/>
    <style:font-face style:name="Mangal1" svg:font-family="Mangal"/>
    <style:font-face style:name="Futura-Medium" svg:font-family="Futura-Medium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9T10:40:00.19</meta:creation-date>
    <dc:date>2012-04-21T15:00:11.17</dc:date>
    <meta:editing-duration>PT02H58M59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2" meta:paragraph-count="66" meta:word-count="280" meta:character-count="1285"/>
  </office:meta>
</office:document-meta>
</file>